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9" style:family="paragraph" style:parent-style-name="Text_20_body">
      <style:text-properties style:font-name="Cambria" fo:language="en" fo:country="US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Heading_20_1">
      <style:text-properties style:font-name="Cambria" fo:language="ru" fo:country="RU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1.011cm" svg:height="0.951cm" draw:z-index="0"><draw:image xlink:href="../images/0179.png" xlink:type="simple" xlink:show="embed" xlink:actuate="onLoad"/></draw:frame></text:p>
          </table:table-cell>
          <table:table-cell table:style-name="Таблица1.B1" office:value-type="string">
            <text:h text:style-name="P11" text:outline-level="1">Синус с косинусом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9">|<text:span text:style-name="T1">векторизован</text:span>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17cm" svg:height="1.461cm" draw:z-index="1"><draw:image xlink:href="../images/0179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4">Блок </text:span><text:span text:style-name="T5">вычисляет значение синуса и косинуса одного аргумента. </text:span><text:span text:style-name="T4">Блок векторизован, то есть можно получать значения синуса и косинуса нескольких входных значений (вектора).</text:span></text:p>
            <text:p text:style-name="P13"><text:span text:style-name="T4">Входы:</text:span></text:p>
            <text:p text:style-name="P10"><text:span text:style-name="T4">x</text:span><text:span text:style-name="T2"> </text:span><text:span text:style-name="T4">–</text:span><text:span text:style-name="T2"> </text:span><text:span text:style-name="T3">входной порт для аргумента (для массива аргументов), задаваемый в радианах.</text:span></text:p>
            <text:p text:style-name="P8"/>
            <text:p text:style-name="P8">Выходы:</text:p>
            <text:p text:style-name="P10"><text:span text:style-name="T4">sin</text:span><text:span text:style-name="T2"> </text:span><text:span text:style-name="T4">–</text:span><text:span text:style-name="T3"> выходной порт для рассчитанного значения синуса заданных аргумента;</text:span></text:p>
            <text:p text:style-name="P10"><text:span text:style-name="T5">cos – </text:span><text:span text:style-name="T3">выходной порт для рассчитанного значения косинуса заданных аргументов.</text:span></text:p>
            <text:p text:style-name="P12"/>
            <text:p text:style-name="P8">Свойства:</text:p>
            <text:p text:style-name="P6"><text:span text:style-name="T6">Блок</text:span><text:span text:style-name="T4"> </text:span><text:span text:style-name="T6">не имеет специфичных свойств</text:span></text:p>
            <text:p text:style-name="P7"/>
            <text:p text:style-name="P8">Параметры:</text:p>
            <text:p text:style-name="P7">Блок не имеет параметров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 с косинусом</dc:title>
    <dc:date>2016-12-23T10:28:37.30</dc:date>
    <meta:generator>OpenOffice/4.1.1$Win32 OpenOffice.org_project/411m6$Build-9775</meta:generator>
    <meta:editing-duration>PT5H38M13S</meta:editing-duration>
    <meta:editing-cycles>96</meta:editing-cycles>
    <dc:creator>ILYA KUBENSKIY</dc:creator>
    <meta:document-statistic meta:table-count="1" meta:image-count="2" meta:object-count="0" meta:page-count="1" meta:paragraph-count="16" meta:word-count="75" meta:character-count="534"/>
  </office:meta>
</office:document-meta>
</file>